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2BC1833F112.png"/>
  <manifest:file-entry manifest:media-type="image/png" manifest:full-path="Pictures/100002010000034A000002534E2442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37">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5" style:family="paragraph" style:parent-style-name="Text_20_body">
      <style:paragraph-properties fo:text-align="center" style:justify-single-word="false"/>
      <style:text-properties style:font-name="DejaVu Sans1" fo:font-size="10pt" style:font-size-asian="10pt" style:font-size-complex="10pt"/>
    </style:style>
    <style:style style:name="P26" style:family="paragraph" style:parent-style-name="Text_20_body">
      <style:text-properties fo:language="fr" fo:country="FR"/>
    </style:style>
    <style:style style:name="P27" style:family="paragraph" style:parent-style-name="Balise">
      <style:text-properties style:use-window-font-color="true"/>
    </style:style>
    <style:style style:name="P28" style:family="paragraph" style:parent-style-name="Code">
      <style:text-properties style:font-name="DejaVu Sans1" fo:font-size="10pt" style:font-size-asian="10pt" style:font-size-complex="10pt"/>
    </style:style>
    <style:style style:name="P29" style:family="paragraph" style:parent-style-name="Standard">
      <style:paragraph-properties fo:break-before="page"/>
    </style:style>
    <style:style style:name="P30" style:family="paragraph" style:parent-style-name="Tableau_20_entête">
      <style:paragraph-properties fo:text-align="center" style:justify-single-word="false"/>
    </style:style>
    <style:style style:name="P31" style:family="paragraph" style:parent-style-name="Standard">
      <style:paragraph-properties fo:text-align="justify" style:justify-single-word="false"/>
    </style:style>
    <style:style style:name="P32" style:family="paragraph" style:parent-style-name="Standard" style:list-style-name="L4">
      <style:text-properties fo:language="fr" fo:country="FR"/>
    </style:style>
    <style:style style:name="P33" style:family="paragraph" style:parent-style-name="Heading_20_2" style:master-page-name="">
      <style:paragraph-properties style:page-number="auto" fo:break-before="auto" fo:break-after="auto"/>
    </style:style>
    <style:style style:name="P34" style:family="paragraph" style:parent-style-name="Preformatted_20_Text">
      <style:text-properties fo:language="fr" fo:country="FR"/>
    </style:style>
    <style:style style:name="P35" style:family="paragraph" style:parent-style-name="Preformatted_20_Text" style:list-style-name="L4">
      <style:text-properties fo:language="fr" fo:country="FR"/>
    </style:style>
    <style:style style:name="P36" style:family="paragraph" style:parent-style-name="Heading_20_1">
      <style:paragraph-properties fo:break-before="page"/>
      <style:text-properties fo:color="#ffffff"/>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4">
      <style:text-properties fo:language="fr" fo:country="FR"/>
    </style:style>
    <style:style style:name="P40" style:family="paragraph" style:parent-style-name="Text_20_body">
      <style:paragraph-properties fo:text-align="justify" style:justify-single-word="false"/>
    </style:style>
    <style:style style:name="P41" style:family="paragraph" style:parent-style-name="Text_20_body">
      <style:text-properties fo:font-variant="normal" fo:text-transform="none" fo:color="#000000" style:text-line-through-style="none" style:font-name="Arial1" fo:font-size="14pt" fo:font-style="normal" style:text-underline-style="none" fo:font-weight="normal" style:text-blinking="false" fo:background-color="transparent"/>
    </style:style>
    <style:style style:name="P42" style:family="paragraph" style:parent-style-name="Text_20_body">
      <style:text-properties fo:font-size="11pt" style:font-size-asian="11pt" style:font-size-complex="11pt"/>
    </style:style>
    <style:style style:name="P4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size-complex="11pt"/>
    </style:style>
    <style:style style:name="T1" style:family="text">
      <style:text-properties fo:color="#000000"/>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fo:font-style="italic" style:font-name-asian="Courier New" style:font-style-asian="italic" style:font-name-complex="Courier New" style:font-style-complex="italic"/>
    </style:style>
    <style:style style:name="T8" style:family="text">
      <style:text-properties style:font-name="Courier New" fo:font-style="normal" fo:font-weight="bold" style:font-name-asian="Courier New" style:font-style-asian="normal" style:font-weight-asian="bold" style:font-name-complex="Courier New" style:font-style-complex="normal" style:font-weight-complex="bold"/>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font-name="Arial1" fo:font-size="14pt" fo:font-style="normal" style:text-underline-style="none" fo:font-weight="normal" style:text-blinking="false" fo:background-color="transparent"/>
    </style:style>
    <style:style style:name="T1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OC Pizzéria</text:p>
            <text:p text:style-name="P8"/>
            <text:p text:style-name="P8">Gestion de commande</text:p>
            <text:p text:style-name="P6"/>
            <text:p text:style-name="P7"><text:title>Dossier de conception technique</text:title></text:p>
            <text:p text:style-name="P6"/>
            <text:p text:style-name="P6">Version 2.0</text:p>
          </table:table-cell>
        </table:table-row>
      </table:table>
      <text:p text:style-name="Standard"/>
      <text:p text:style-name="Standard"/>
      <text:p text:style-name="P10">Auteur</text:p>
      <text:p text:style-name="P5">Jean baptiste Servais</text:p>
      <text:p text:style-name="P9">Developpeur</text:p>
      <text:p text:style-name="P29"/>
      <text:p text:style-name="P27"/>
      <text:p text:style-name="P27"/>
      <text:h text:style-name="P36"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0">Auteur</text:p>
          </table:table-cell>
          <table:table-cell table:style-name="Tableau7.A1" office:value-type="string">
            <text:p text:style-name="P30">Date</text:p>
          </table:table-cell>
          <table:table-cell table:style-name="Tableau7.A1" office:value-type="string">
            <text:p text:style-name="Tableau_20_entête">Description</text:p>
          </table:table-cell>
          <table:table-cell table:style-name="Tableau7.A1" office:value-type="string">
            <text:p text:style-name="P30">Version</text:p>
          </table:table-cell>
        </table:table-row>
        <table:table-row table:style-name="Tableau7.2">
          <table:table-cell table:style-name="Tableau7.A2" office:value-type="string">
            <text:p text:style-name="P18">Jean Baptiste servais</text:p>
          </table:table-cell>
          <table:table-cell table:style-name="Tableau7.B2" office:value-type="date" office:date-value="2019-04-18">
            <text:p text:style-name="P18">18/04/19</text:p>
          </table:table-cell>
          <table:table-cell table:style-name="Tableau7.A2" office:value-type="string">
            <text:p text:style-name="Table_20_Contents">Création du document</text:p>
          </table:table-cell>
          <table:table-cell table:style-name="Tableau7.D2" office:value-type="date" office:date-value="2000-02-01">
            <text:p text:style-name="P18">01/02/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28"/>
      <text:p text:style-name="P25"/>
      <text:h text:style-name="Heading_20_1" text:outline-level="1">Introduction</text:h>
      <text:h text:style-name="Heading_20_2" text:outline-level="2">Objet du document</text:h>
      <text:p text:style-name="Text_20_body">Le présent document constitue le dossier de conception technique de l'application gestion de commande OcPizzéria.</text:p>
      <text:p text:style-name="Text_20_body">Objectif du document est de présenter les outils permettant la mise en oeuvre du site web. Par la base de donnée et le framework Django.</text:p>
      <text:p text:style-name="Text_20_body">Les éléments du présents dossiers découlent :</text:p>
      <text:list xml:id="list4003105593756248290" text:style-name="L1">
        <text:list-item>
          <text:p text:style-name="P37">de reunions avec le personnel d'OcPizzéria,</text:p>
        </text:list-item>
        <text:list-item>
          <text:p text:style-name="P37">et de reunion avec les différents developpeurs qui vont travailler sur ce projet (font et back).</text:p>
        </text:list-item>
      </text:list>
      <text:h text:style-name="Heading_20_2" text:outline-level="2">Références</text:h>
      <text:p text:style-name="Text_20_body">Pour de plus amples informations, se référer également aux éléments suivants:</text:p>
      <text:list xml:id="list7254344274217381655" text:style-name="L2">
        <text:list-item>
          <text:p text:style-name="P38"><text:span text:style-name="T4">DCF – 2.2</text:span> : Dossier de conception fonctionnelle de l'application</text:p>
        </text:list-item>
        <text:list-item>
          <text:p text:style-name="P38"><text:span text:style-name="T4">DE – 2.2 </text:span>: Dossier d'exploitation de l'application</text:p>
        </text:list-item>
      </text:list>
      <text:h text:style-name="Heading_20_1" text:outline-level="1">Architecture Technique</text:h>
      <text:h text:style-name="Heading_20_2" text:outline-level="2">Application Web</text:h>
      <text:p text:style-name="Text_20_body"/>
      <text:p text:style-name="Text_20_body">Afin de pouvoir faire notre application nous allons nous servir d'une base de de type SGBD (système de gestion de base de donnée) Postgresql et du framework Django par les langages informatiques HTML, Javascript (pour les pages) et Python (pour le site web).</text:p>
      <text:p text:style-name="Text_20_body"/>
      <text:h text:style-name="Heading_20_2" text:outline-level="2">Serveur de Base de données</text:h>
      <text:p text:style-name="Text_20_body"/>
      <text:p text:style-name="Text_20_body">Nous déploieront notre base de donnée ainsi que notre site web sur le serveur d'Heroku. Heroku est un PassS (plateforme en tant que service).</text:p>
      <text:h text:style-name="Heading_20_2" text:outline-level="2"><text:soft-page-break/>Modèle physique de données</text:h>
      <text:p text:style-name="Standard"><text:bookmark text:name="docs-internal-guid-f39b2a3c-7fff-e5cf-dfe7-5ba3df0dfd93"/><draw:frame draw:style-name="fr2" draw:name="images3" text:anchor-type="as-char" svg:width="17.41cm" svg:height="18.893cm" draw:z-index="2"><draw:image xlink:href="https://lh3.googleusercontent.com/sWb9NGbLCNhrlMuoRBur0eH8uDvhuH3oZ9YIkjNcZ9vrU_a6pQUXlN_6O0Y8CpK1gpFMw6fnJvHuP73kSWLCz7gNwNAkip9I96_KylS9hRcPhMH2M27g156IotEGliQ1D8JcWt96" xlink:type="simple" xlink:show="embed" xlink:actuate="onLoad"/></draw:frame> </text:p>
      <text:p text:style-name="Text_20_body"/>
      <text:h text:style-name="Heading_20_1" text:outline-level="1">Architecture de déploiement</text:h>
      <text:h text:style-name="Heading_20_2" text:outline-level="2">Déploiment de l'application</text:h>
      <text:p text:style-name="Standard"><text:bookmark text:name="docs-internal-guid-6cf5028f-7fff-2da7-4543-766b255dd6cd"/><text:span text:style-name="T9"><draw:frame draw:style-name="fr3" draw:name="images4" text:anchor-type="as-char" svg:y="-5.285cm" svg:width="17.29cm" svg:height="7.153cm" draw:z-index="3"><draw:image xlink:href="https://lh5.googleusercontent.com/fsT1KVe9uq3189yjIo2V8FJYSm4shq1XBV_PNkCcxHhit2QGWtK23g8XjIjN52RkTj11JGglAS45nKhQfq8Z3SpwYlrLKycg6dyEsLdOmZ0_zV5ed3rVGb7EWfwtodjR4589qP28" xlink:type="simple" xlink:show="embed" xlink:actuate="onLoad"/></draw:frame></text:span> </text:p>
      <text:p text:style-name="Text_20_body"/>
      <text:p text:style-name="P40"/>
      <text:p text:style-name="P31"><text:bookmark text:name="docs-internal-guid-a1fb2b59-7fff-1d6b-ba61-88732b8c5d41"/><text:span text:style-name="T10"><text:tab/>Voici le diagramme de déploiement modélise l’architecture physique d’un système tant au niveau logiciel que physique. Ce diagramme possède quatre composants. Le pc des utilisateurs, que ce soit le client nécessitant un accès internet (que ce soit firefox, internet explorer…) ou du membre du personnel, doivent être en relation de dépendance avec le composant: processeur Oc pizzéria. Cet interface est en association avec le processeur serveur qui contient les composants de la base de donnée sous Mysql, Postgree ou bien Sqlite. En plus du composant programme composé de code HTML, Js, Python...</text:span> </text:p>
      <text:p text:style-name="P31"><text:bookmark text:name="docs-internal-guid-d9e29aa5-7fff-4dda-6e16-35efbd515fbc"/><text:span text:style-name="T10"><text:tab/>Nous avons donc vu le diagramme de déploiement de  l’infrastructure physique et logiciels des composants. Au niveau du PC du client qui nécessite un accès internet afin de pouvoir communiquer avec le processeur OC pizzéria contenant le composant interface utilisateur lui même en interaction avec le composant serveur web contenant la base de donnée ainsi que le programme.</text:span> </text:p>
      <text:p text:style-name="Text_20_body"/>
      <text:h text:style-name="Heading_20_2" text:outline-level="2">Déploiment de l'application</text:h>
      <text:p text:style-name="Text_20_body"><text:tab/></text:p>
      <text:p text:style-name="Text_20_body"><text:tab/>Nous déploieront notre application sur Heroku qui est un PaaS c'est à dire une plateforme as a service. En effet, le service est gratuit et répond à nos besoins.</text:p>
      <text:p text:style-name="Text_20_body"><text:soft-page-break/></text:p>
      <text:h text:style-name="Heading_20_1" text:outline-level="1">Architecture logicielle</text:h>
      <text:h text:style-name="Heading_20_2" text:outline-level="2">Principes généraux</text:h>
      <text:p text:style-name="Text_20_body"/>
      <text:h text:style-name="Heading_20_3" text:outline-level="3">Application Django</text:h>
      <text:p text:style-name="Text_20_body"/>
      <text:p text:style-name="Text_20_body"><text:tab/>Le framework Django est est un outil python de haut niveau gratuit et opensource. Nous nous servieront de se servir afin de developper notre application. Nous feront 2 applications l'une située client et l'autre situé personnel. Les deux seront reliées par notre base de donnée. Nous utiliseront le principe de MVT modèle, vue, templates.</text:p>
      <text:p text:style-name="Text_20_body"/>
      <text:p text:style-name="Text_20_body">Nos modèles servieront à faire les comptes des utilisateurs tant au niveau du client qu'au niveau du personnel, le stockage des produits, la liste des produits disponibles en stock pour l'utilisateur, les prix des produits ainsi que de leur détail (image, prix, constitution...).</text:p>
      <text:p text:style-name="Text_20_body"/>
      <text:p text:style-name="Text_20_body">Nos templates ou gabarit seront l'interface utilisateur. Nous avons choisi un thème bootstrap après conertation avec le directeur d'OcPizzéria.</text:p>
      <text:p text:style-name="Text_20_body"/>
      <text:p text:style-name="Text_20_body">La views ou controleur permettra d'effectuer des opérations sur la base de donnée (soustraction du stock, ajout d'utilisateur en base de donnée, requete http 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ructure des sources</text:h>
      <text:p text:style-name="P26">La structuration des répertoires du projet suit la logique suivante :</text:p>
      <text:list xml:id="list6412329365532101764" text:style-name="L4">
        <text:list-item>
          <text:p text:style-name="P39">les répertoires sources sont crées de façon à respecter la philosophie Maven (à savoir : « convention plutôt que configuration »)</text:p>
          <text:p text:style-name="P35">racine<text:line-break/> <text:span text:style-name="T6">├─</text:span> P<text:span text:style-name="T5">rocfile</text:span><text:line-break/> <text:span text:style-name="T6">├─</text:span> requirements.txt</text:p>
          <text:p text:style-name="P35"><text:span text:style-name="T6"><text:s/>├─</text:span> .gitignore.txt</text:p>
          <text:p text:style-name="P35"><text:span text:style-name="T6"><text:s/>├─</text:span> runtime.txt</text:p>
          <text:p text:style-name="P35"><text:span text:style-name="T6"><text:s/>├─</text:span> manage.py</text:p>
          <text:p text:style-name="P35"><text:span text:style-name="T6"><text:s/>│</text:span></text:p>
          <text:p text:style-name="P35"><text:s/><text:span text:style-name="T6">├─</text:span> Platefome<text:line-break/> <text:span text:style-name="T6">│ <text:s text:c="2"/>├─ </text:span><text:span text:style-name="T7">__init__.py</text:span><text:span text:style-name="T6"><text:line-break/> │ <text:s text:c="2"/>└─ prod_setting.py</text:span></text:p>
          <text:p text:style-name="P35"><text:span text:style-name="T6"><text:s/>│ <text:s text:c="2"/>├─ </text:span><text:span text:style-name="T7">Setting</text:span><text:span text:style-name="T6"><text:line-break/> │ <text:s text:c="2"/>└─ url</text:span></text:p>
          <text:p text:style-name="P35"><text:span text:style-name="T6"><text:s/>│ <text:s text:c="2"/>├─ </text:span><text:span text:style-name="T7">views</text:span><text:span text:style-name="T6"><text:line-break/> │ <text:s text:c="2"/>└─ wsgi.py</text:span></text:p>
          <text:p text:style-name="P35"><text:span text:style-name="T6"><text:s/>│ <text:s text:c="2"/>├─ </text:span><text:span text:style-name="T7">tests.py</text:span><text:span text:style-name="T6"> </text:span></text:p>
          <text:p text:style-name="P35"><text:span text:style-name="T7"><text:s/></text:span><text:span text:style-name="T8">│ </text:span><text:span text:style-name="T7"><text:s text:c="2"/>├─ models.py</text:span></text:p>
          <text:p text:style-name="P35"><text:span text:style-name="T7"><text:s/>│ <text:s text:c="2"/>├─ forms.py</text:span></text:p>
          <text:p text:style-name="P35"><text:span text:style-name="T7"><text:s/>│ <text:s text:c="2"/>├─ migrations.py</text:span></text:p>
          <text:p text:style-name="P35"><text:span text:style-name="T7"><text:s/>│</text:span><text:span text:style-name="T6"><text:line-break/> ├─ Personnel<text:line-break/> │ <text:s text:c="2"/>├─ </text:span><text:span text:style-name="T7">__init__.py</text:span><text:span text:style-name="T6"><text:line-break/> │ <text:s text:c="2"/>└─ prod_setting.py</text:span></text:p>
          <text:p text:style-name="P35"><text:span text:style-name="T6"><text:s/>│ <text:s text:c="2"/>├─ </text:span><text:span text:style-name="T7">Setting</text:span><text:span text:style-name="T6"><text:line-break/> │ <text:s text:c="2"/>└─ url</text:span></text:p>
          <text:p text:style-name="P35"><text:span text:style-name="T6"><text:s/>│ <text:s text:c="2"/>├─ </text:span><text:span text:style-name="T7">views</text:span><text:span text:style-name="T6"><text:line-break/> │ <text:s text:c="2"/>└─ wsgi.py</text:span></text:p>
          <text:p text:style-name="P35"><text:span text:style-name="T6"><text:s/>│ <text:s text:c="2"/>├─ </text:span><text:span text:style-name="T7">tests.py</text:span><text:span text:style-name="T6"> </text:span></text:p>
          <text:p text:style-name="P35"><text:span text:style-name="T7"><text:s/>│ <text:s text:c="2"/>├─ fonctions_associées</text:span></text:p>
          <text:p text:style-name="P35"><text:span text:style-name="T7"><text:s/></text:span><text:span text:style-name="T8">│ </text:span><text:span text:style-name="T7"><text:s text:c="2"/>├─ models.py</text:span></text:p>
          <text:p text:style-name="P35"><text:span text:style-name="T7"><text:s/>│ <text:s text:c="2"/>├─ forms.py</text:span></text:p>
          <text:p text:style-name="P35"><text:span text:style-name="T7"><text:s/>│ <text:s text:c="2"/>├─ migrations.py</text:span></text:p>
          <text:p text:style-name="P35"><text:span text:style-name="T7"><text:s/>│</text:span><text:span text:style-name="T6"><text:line-break/> ├─ Client<text:line-break/> │ <text:s text:c="2"/>├─ </text:span><text:span text:style-name="T7">__init__.py</text:span><text:span text:style-name="T6"><text:line-break/> │ <text:s text:c="2"/>└─ prod_setting.py</text:span></text:p>
          <text:p text:style-name="P35"><text:span text:style-name="T6"><text:s/>│ <text:s text:c="2"/>├─ </text:span><text:span text:style-name="T7">Setting</text:span><text:span text:style-name="T6"><text:line-break/> │ <text:s text:c="2"/>└─ url</text:span></text:p>
          <text:p text:style-name="P35"><text:span text:style-name="T6"><text:s/>│ <text:s text:c="2"/>├─ </text:span><text:span text:style-name="T7">views</text:span><text:span text:style-name="T6"><text:line-break/> │ <text:s text:c="2"/>└─ wsgi.py</text:span></text:p>
          <text:p text:style-name="P35"><text:span text:style-name="T6"><text:s/>│ <text:s text:c="2"/>├─ </text:span><text:span text:style-name="T7">tests.py</text:span><text:span text:style-name="T6"> </text:span></text:p>
          <text:p text:style-name="P35"><text:span text:style-name="T7"><text:s/></text:span><text:span text:style-name="T8">│ </text:span><text:span text:style-name="T7"><text:s text:c="2"/>├─ fonctions_associées</text:span></text:p>
          <text:p text:style-name="P35"><text:span text:style-name="T7"><text:s/></text:span><text:span text:style-name="T8">│ </text:span><text:span text:style-name="T7"><text:s text:c="2"/>├─ models.py</text:span></text:p>
          <text:p text:style-name="P35"><text:span text:style-name="T7"><text:s/>│ <text:s text:c="2"/>├─ forms.py</text:span></text:p>
          <text:p text:style-name="P32"><text:span text:style-name="T7"/></text:p>
          <text:p text:style-name="P32"><text:span text:style-name="T7"/></text:p>
          <text:p text:style-name="P35"><text:span text:style-name="T7"/></text:p>
        </text:list-item>
      </text:list>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34"><text:soft-page-break/><text:span text:style-name="T7"/></text:p>
      <text:p text:style-name="P34"><text:span text:style-name="T7"/></text:p>
      <text:p text:style-name="P34"><text:span text:style-name="T7"/></text:p>
      <text:list xml:id="list41379768" text:continue-numbering="true" text:style-name="L4">
        <text:list-header>
          <text:p text:style-name="P35"><text:s/><text:span text:style-name="T6">├─</text:span> Static<text:line-break/> <text:span text:style-name="T6">│ <text:s text:c="2"/>├─ </text:span><text:span text:style-name="T7">css</text:span><text:span text:style-name="T6"><text:line-break/> │ <text:s text:c="2"/>└─ js</text:span></text:p>
          <text:p text:style-name="P35"><text:span text:style-name="T6"><text:s/>│ <text:s text:c="2"/>├─ </text:span><text:span text:style-name="T7">bootstrap_theme</text:span><text:span text:style-name="T6"><text:line-break/> │ <text:s text:c="2"/>└─ image</text:span></text:p>
          <text:p text:style-name="P35"><text:span text:style-name="T7"><text:s/>│</text:span></text:p>
          <text:p text:style-name="P35"><text:span text:style-name="T7"><text:s/>│</text:span><text:span text:style-name="T6"><text:line-break/> ├─ Staticfiles<text:line-break/> │ <text:s text:c="2"/>├─ </text:span><text:span text:style-name="T7">css</text:span><text:span text:style-name="T6"><text:line-break/> │ <text:s text:c="2"/>└─ js</text:span></text:p>
          <text:p text:style-name="P35"><text:span text:style-name="T6"><text:s/>│ <text:s text:c="2"/>├─ </text:span><text:span text:style-name="T7">bootstrap_theme</text:span><text:span text:style-name="T6"><text:line-break/> │ <text:s text:c="2"/>└─ image</text:span></text:p>
          <text:p text:style-name="P35"><text:span text:style-name="T6"><text:s/>│ <text:s text:c="2"/>├─ </text:span><text:span text:style-name="T7">views</text:span><text:span text:style-name="T6"><text:line-break/> │ <text:s text:c="2"/>└─ url <text:s/></text:span></text:p>
          <text:p text:style-name="P35"><text:span text:style-name="T6"><text:s/>│ </text:span></text:p>
          <text:p text:style-name="P35"><text:span text:style-name="T6"/></text:p>
          <text:p text:style-name="P35"><text:span text:style-name="T6"><text:line-break/></text:span></text:p>
          <text:p text:style-name="P35"><text:span text:style-name="T6"/></text:p>
          <text:p text:style-name="P35"><text:span text:style-name="T6"/></text:p>
          <text:p text:style-name="P35"><text:span text:style-name="T6"/></text:p>
          <text:p text:style-name="P35"><text:span text:style-name="T6"/></text:p>
          <text:p text:style-name="P35"><text:span text:style-name="T6"><text:s/></text:span></text:p>
        </text:list-header>
      </text:list>
      <text:p text:style-name="P26"/>
      <text:p text:style-name="P26"/>
      <text:h text:style-name="P33" text:outline-level="2"><text:soft-page-break/>Application Web</text:h>
      <text:p text:style-name="Standard"><draw:frame draw:style-name="fr4" draw:name="images5" text:anchor-type="char" svg:width="15.928cm" svg:height="16.06cm" draw:z-index="4"><draw:image xlink:href="https://lh4.googleusercontent.com/s8zFI-Ls-fKAtZU6A6BAzqWewVxhqPp7lCKFT2zQFIle64pFAhAHCck-rYOECQuf5xn5fUT-ibPjHFgt5xGzpkrFMGqUu73LTe0_7IjyuVD9QcrkTvvyY0Va8f8gqu_pJCURbKWI" xlink:type="simple" xlink:show="embed" xlink:actuate="onLoad"/></draw:frame><text:bookmark text:name="docs-internal-guid-808295a2-7fff-75dd-8a64-f187b262cd44"/> </text:p>
      <text:p text:style-name="Standard"/>
      <text:p text:style-name="P41"><text:bookmark text:name="docs-internal-guid-846f30f4-7fff-fa1b-1ec3-95f76c29b6af"/><text:tab/><text:span text:style-name="T11">Plusieurs composants entrent en jeu dans notre site Web. Le premier composant est le moyen avec lequel le client et le membre du personnel va entrer en jeu avec le site Web. Pour cela, l’utilisateur doit pouvoir utiliser une navigation web, une bibliothèque, que ce soit internet explorer, firefox, google chrome… De plus son ordinateur doit disposer d’un système d’exploitation comme Apple, Windows… </text:span></text:p>
      <text:p text:style-name="P43">Le client et le membre du personnel à travers leur ordinateur vont devoir entrer en interaction avec le subsystem Account. En effet, chaque utilisateur a à disposition un compte avec ses propres informations qui sont d’une part de connexion et d’autres part liées à ses informations du compte. Par exemple son adresse, nom nom, son numéro de téléphone… Le subsystem Account est donc composé de trois éléments. Le premier est le composant inscription afin de pouvoir créer son compte <text:soft-page-break/>dans le cas d’un client.  Le deuxième est: information du compte pour la livraison par exemple ou pour la rémunération dans le cas d’un employé de la pizzéria. Et le troisième composant est la connexion afin de pouvoir de connecter et ainsi commander ou recevoir et traiter la commande. </text:p>
      <text:p text:style-name="P42"/>
      <text:p text:style-name="P43">Nous avons donc vu que le premier composant est “Pc client” et “Pc du personnel”. Ces derniers composants doivent pouvoir recourir au composant Account afin de pouvoir faire une requête de commande dans le cas d’un client ou pour pouvoir la traiter dans le cas d’un employé de la pizzéria. L’élément Account lui, doit aussi entrer en interaction avec d’autres composants comme le serveur Web afin de pouvoir recourir aux autres fonctionnalités du site. </text:p>
      <text:p text:style-name="P42"/>
      <text:p text:style-name="P43">De fait, c’est le serveur web qui va gérer l’application web (qu’elle soit sous django, flask, apache, PHP…) . Mais c’est aussi le serveur web qui va intégrer le composant de la base de donnée sous Mysql, Postgree ou bien Sqlite. Enfin le serveur web héberge aussi le site web.</text:p>
      <text:p text:style-name="P42"/>
      <text:p text:style-name="P43">Nous avons donc vu que nous avions un composant serveur web. Ce composant la dispose de plusieurs éléments liés au site web, au programme du site web et à sa base de donnée. Pour rappel, le composant serveur web est en liaison avec le composant account. Et que ce composant est aussi en relation avec le composant subsystem Order.</text:p>
      <text:p text:style-name="P42"/>
      <text:p text:style-name="P43">Le composant Order possède trois composants. Le premier est Panier dans lequel le client va pouvoir faire la première démarche à la commande. Le deuxième est stock. En effet afin de pouvoir constituer son panier par la constitution de produit, le client doit pouvoir les choisir via une liste de pizza affichant des éléments selon l’état des stocks. Et enfin la dernière partie est le composant commande.</text:p>
      <text:p text:style-name="P42"/>
      <text:p text:style-name="P43">Nous avons donc vu que notre système était composé de plusieurs composants comme les pc clients/personnels disposant de bibliothèque. Recourant à différents composants dit “subsystem” Account et Order tout deux composés de composants. Et enfin un dernier composant: le serveur web composé du programme, du site et de la base de donnée.</text:p>
      <text:p text:style-name="Text_20_body"><text:line-break/></text:p>
      <text:h text:style-name="Heading_20_1" text:outline-level="1">Points particuliers</text:h>
      <text:h text:style-name="Heading_20_2" text:outline-level="2">Ressources</text:h>
      <text:h text:style-name="Heading_20_3" text:outline-level="3">Application web</text:h>
      <text:p text:style-name="Text_20_body"/>
      <text:p text:style-name="Text_20_body"><text:tab/>Les ressources graphiques tant au niveau des templates (bootstrap thème) la police sont fournis par OcPizzéria. Cependant la disposition du site nous est libre. Pour cela notre developpeur front sera aider par une personne ayant des connaissances en neuromaketing.</text:p>
      <text:h text:style-name="Heading_20_3" text:outline-level="3">Application web</text:h>
      <text:p text:style-name="Text_20_body"/>
      <text:p text:style-name="Text_20_body"><text:tab/>Les données de base (produits, prix, ingrédients, images) sont fournis par OcPizzéria.</text:p>
      <text:p text:style-name="Text_20_body"/>
      <text:h text:style-name="Heading_20_2" text:outline-level="2"><text:bookmark-start text:name="__RefHeading__7193_1280642937"/>Environement de développement<text:bookmark-end text:name="__RefHeading__7193_1280642937"/></text:h>
      <text:h text:style-name="Heading_20_3" text:outline-level="3">Application web</text:h>
      <text:p text:style-name="Text_20_body"/>
      <text:p text:style-name="Text_20_body"><text:tab/>L'utilisation d'un IDE n'est pas imposé. Cepdant nous collaboreront sur Github et par visioconférences.</text:p>
      <text:p text:style-name="Text_20_body"><text:tab/></text:p>
      <text:h text:style-name="Heading_20_2" text:outline-level="2">Procédure de packaging / livraison</text:h>
      <text:p text:style-name="Text_20_body"/>
      <text:p text:style-name="Text_20_body"><text:tab/>La procédure de livraison se fera après la realisation des tests finaux ainsi que le dernier déploiement sur Heroku. Le dossier d'exploitation sera alors remis au directeur ainsi que nos coordonées dans d'éventuels problèmes ou d'incompréhension.</text:p>
      <text:p text:style-name="Text_20_body"/>
      <text:p text:style-name="Text_20_body"/>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1" style:family="table-row">
      <style:table-row-properties style:min-row-height="1.732cm"/>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0" style:family="paragraph" style:parent-style-name="Standard">
      <style:text-properties fo:font-size="2pt" style:font-size-asian="1.75pt" style:font-size-complex="2pt"/>
    </style:style>
    <style:style style:name="MP11"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2"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3" style:family="paragraph" style:parent-style-name="Table_20_Contents">
      <style:paragraph-properties fo:text-align="center" style:justify-single-word="false"/>
      <style:text-properties style:font-name="DejaVu Sans2" fo:font-size="10pt" style:font-size-asian="10pt" style:font-size-complex="10pt"/>
    </style:style>
    <style:style style:name="MP14" style:family="paragraph" style:parent-style-name="Table_20_Contents">
      <style:text-properties style:font-name="DejaVu Sans2" fo:font-size="10pt" style:font-size-asian="10pt" style:font-size-complex="10pt"/>
    </style:style>
    <style:style style:name="MP15" style:family="paragraph" style:parent-style-name="Standard">
      <style:text-properties fo:font-size="6pt" style:font-size-asian="5.25pt" style:font-size-complex="6pt"/>
    </style:style>
    <style:style style:name="MT1" style:family="text">
      <style:text-properties fo:color="#000000"/>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My_solution</text:p>
            </table:table-cell>
            <table:table-cell table:style-name="Tableau6.B1" office:value-type="string">
              <text:p text:style-name="MP2">OC Pizzéria</text:p>
              <text:p text:style-name="MP3">Gestion de commande</text:p>
              <text:p text:style-name="MP4"><text:title>Dossier de conception technique</text:title></text:p>
            </table:table-cell>
            <table:table-cell table:style-name="Tableau6.B1" office:value-type="string">
              <text:p text:style-name="MP5">Version : 2.0</text:p>
              <text:p text:style-name="MP5">Date : <text:user-defined style:data-style-name="N36" text:name="Version_Date">31/12/2016</text:user-defined></text:p>
              <text:p text:style-name="MP5">Page : <text:page-number text:select-page="current">2</text:page-number> / <text:page-count>15</text:page-count></text:p>
            </table:table-cell>
          </table:table-row>
        </table:table>
        <text:p text:style-name="MP6"/>
      </style:footer>
    </style:master-page>
    <style:master-page style:name="First_20_Page" style:display-name="First Page" style:page-layout-name="Mpm2" style:next-style-name="Standard">
      <style:header>
        <text:p text:style-name="Header"><draw:frame draw:style-name="Mfr1" draw:name="images1" text:anchor-type="paragraph" svg:x="0.002cm" svg:y="0.03cm" svg:width="2.127cm" svg:height="1.707cm" draw:z-index="0"><draw:image xlink:href="Pictures/100002010000034A000002534E24423F.png" xlink:type="simple" xlink:show="embed" xlink:actuate="onLoad"/></draw:frame><draw:frame draw:style-name="Mfr1" draw:name="images2" text:anchor-type="paragraph" svg:x="14.982cm" svg:y="0.085cm" svg:width="1.385cm" svg:height="1.127cm" draw:z-index="1"><draw:image xlink:href="Pictures/10000201000002BC000002BC1833F112.png" xlink:type="simple" xlink:show="embed" xlink:actuate="onLoad"/></draw:frame></text:p>
        <text:p text:style-name="Header"/>
        <text:p text:style-name="Header"/>
        <text:p text:style-name="Header"><text:tab/><text:tab/><text:span text:style-name="MT1">My_solution</text:span> <text:s/></text:p>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7">My_solution</text:p>
            </table:table-cell>
            <table:table-cell table:style-name="Tableau5.A1" office:value-type="string">
              <text:p text:style-name="MP8">6 rue du mortier <text:s/>0659595959 – mysolution@hotmail,fr</text:p>
            </table:table-cell>
          </table:table-row>
          <table:table-row table:style-name="Tableau5.2">
            <table:table-cell table:style-name="Tableau5.A1" office:value-type="string">
              <text:p text:style-name="MP9">Https://my_solution,com</text:p>
            </table:table-cell>
            <table:table-cell table:style-name="Tableau5.A1" office:value-type="string">
              <text:p text:style-name="MP8">S.A.R.L. au capital de 1 000,00 € enregistrée au RCS de Xxxx – SIREN 999 999 999 – Code APE : 6202A</text:p>
            </table:table-cell>
          </table:table-row>
        </table:table>
        <text:p text:style-name="MP10"/>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1"><text:span text:style-name="MT2">open</text:span><text:span text:style-name="MT3">run</text:span></text:p>
            </table:table-cell>
            <table:table-cell table:style-name="Tableau9.B1" office:value-type="string">
              <text:p text:style-name="MP12">ORANGE</text:p>
              <text:p text:style-name="MP13">Proposition commerciale BDPV</text:p>
            </table:table-cell>
            <table:table-cell table:style-name="Tableau9.A1" office:value-type="string">
              <text:p text:style-name="MP14">Ref : PR2011-0016</text:p>
              <text:p text:style-name="MP14">Date : 14/03/2012</text:p>
              <text:p text:style-name="MP14">Page : <text:page-number text:select-page="current">16</text:page-number> / <text:page-count>15</text:page-count> </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5181548</meta:creation-date>
    <meta:editing-duration>P0D</meta:editing-duration>
    <meta:editing-cycles>1</meta:editing-cycles>
    <meta:generator>OpenOffice/4.1.4$Win32 OpenOffice.org_project/414m4$Build-9787</meta:generator>
    <dc:title>Dossier de conception technique</dc:title>
    <meta:document-statistic meta:table-count="6" meta:image-count="5" meta:object-count="0" meta:page-count="15" meta:paragraph-count="129" meta:word-count="1504" meta:character-count="9038"/>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